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officeooo:rsid="00183f9d" officeooo:paragraph-rsid="00183f9d" style:font-size-asian="14pt" style:font-weight-asian="bold" style:font-size-complex="16pt" style:font-weight-complex="bold"/>
    </style:style>
    <style:style style:name="P2" style:family="paragraph" style:parent-style-name="Standard">
      <style:text-properties fo:font-size="16pt" fo:font-weight="bold" officeooo:rsid="00183f9d" officeooo:paragraph-rsid="001eedec" style:font-size-asian="14pt" style:font-weight-asian="bold" style:font-size-complex="16pt" style:font-weight-complex="bold"/>
    </style:style>
    <style:style style:name="P3" style:family="paragraph" style:parent-style-name="Standard">
      <style:text-properties fo:font-size="16pt" fo:font-weight="bold" officeooo:rsid="001a0d79" officeooo:paragraph-rsid="001a0d79" style:font-size-asian="14pt" style:font-weight-asian="bold" style:font-size-complex="16pt" style:font-weight-complex="bold"/>
    </style:style>
    <style:style style:name="P4" style:family="paragraph" style:parent-style-name="Standard">
      <style:text-properties fo:font-size="16pt" fo:font-weight="bold" officeooo:rsid="001db2d5" officeooo:paragraph-rsid="001db2d5" style:font-size-asian="14pt" style:font-weight-asian="bold" style:font-size-complex="16pt" style:font-weight-complex="bold"/>
    </style:style>
    <style:style style:name="P5" style:family="paragraph" style:parent-style-name="Standard">
      <style:text-properties fo:font-size="16pt" fo:font-weight="normal" officeooo:rsid="001a0d79" officeooo:paragraph-rsid="001a0d79" style:font-size-asian="14pt" style:font-weight-asian="normal" style:font-size-complex="16pt" style:font-weight-complex="normal"/>
    </style:style>
    <style:style style:name="P6" style:family="paragraph" style:parent-style-name="Standard">
      <style:text-properties fo:font-size="20pt" fo:font-weight="bold" officeooo:rsid="00183f9d" officeooo:paragraph-rsid="00183f9d" style:font-size-asian="20pt" style:font-weight-asian="bold" style:font-size-complex="20pt" style:font-weight-complex="bold"/>
    </style:style>
    <style:style style:name="P7" style:family="paragraph" style:parent-style-name="Standard">
      <style:text-properties fo:font-size="14pt" fo:font-weight="bold" officeooo:rsid="001e7714" officeooo:paragraph-rsid="001e7714" style:font-size-asian="12.25pt" style:font-weight-asian="bold" style:font-size-complex="14pt" style:font-weight-complex="bold"/>
    </style:style>
    <style:style style:name="P8" style:family="paragraph" style:parent-style-name="Standard">
      <style:text-properties fo:font-size="14pt" fo:font-weight="normal" officeooo:rsid="00183f9d" officeooo:paragraph-rsid="00183f9d" style:font-size-asian="12.25pt" style:font-weight-asian="normal" style:font-size-complex="14pt" style:font-weight-complex="normal"/>
    </style:style>
    <style:style style:name="P9" style:family="paragraph" style:parent-style-name="Standard">
      <style:text-properties fo:font-size="14pt" fo:font-weight="normal" officeooo:rsid="00183f9d" officeooo:paragraph-rsid="0019c617" style:font-size-asian="12.25pt" style:font-weight-asian="normal" style:font-size-complex="14pt" style:font-weight-complex="normal"/>
    </style:style>
    <style:style style:name="P10" style:family="paragraph" style:parent-style-name="Standard">
      <style:text-properties fo:font-size="14pt" fo:font-weight="normal" officeooo:rsid="00183f9d" officeooo:paragraph-rsid="001a0d79" style:font-size-asian="12.25pt" style:font-weight-asian="normal" style:font-size-complex="14pt" style:font-weight-complex="normal"/>
    </style:style>
    <style:style style:name="P11" style:family="paragraph" style:parent-style-name="Standard">
      <style:text-properties fo:font-size="14pt" fo:font-weight="normal" officeooo:rsid="0019c617" officeooo:paragraph-rsid="0019c617" style:font-size-asian="12.25pt" style:font-weight-asian="normal" style:font-size-complex="14pt" style:font-weight-complex="normal"/>
    </style:style>
    <style:style style:name="P12" style:family="paragraph" style:parent-style-name="Standard">
      <style:text-properties fo:font-size="14pt" fo:font-weight="normal" officeooo:rsid="001a0d79" officeooo:paragraph-rsid="001a0d79" style:font-size-asian="12.25pt" style:font-weight-asian="normal" style:font-size-complex="14pt" style:font-weight-complex="normal"/>
    </style:style>
    <style:style style:name="P13" style:family="paragraph" style:parent-style-name="Standard">
      <style:text-properties fo:font-size="14pt" fo:font-weight="normal" officeooo:rsid="001bb5aa" officeooo:paragraph-rsid="001bb5aa" style:font-size-asian="12.25pt" style:font-weight-asian="normal" style:font-size-complex="14pt" style:font-weight-complex="normal"/>
    </style:style>
    <style:style style:name="P14" style:family="paragraph" style:parent-style-name="Standard">
      <style:text-properties fo:font-size="14pt" fo:font-weight="normal" officeooo:rsid="001bb5aa" officeooo:paragraph-rsid="001eedec" style:font-size-asian="12.25pt" style:font-weight-asian="normal" style:font-size-complex="14pt" style:font-weight-complex="normal"/>
    </style:style>
    <style:style style:name="P15" style:family="paragraph" style:parent-style-name="Standard">
      <style:text-properties fo:font-size="14pt" fo:font-weight="normal" officeooo:rsid="001c80a2" officeooo:paragraph-rsid="001c80a2" style:font-size-asian="12.25pt" style:font-weight-asian="normal" style:font-size-complex="14pt" style:font-weight-complex="normal"/>
    </style:style>
    <style:style style:name="P16" style:family="paragraph" style:parent-style-name="Standard">
      <style:text-properties fo:font-size="14pt" fo:font-weight="normal" officeooo:rsid="001c80a2" officeooo:paragraph-rsid="001eedec" style:font-size-asian="12.25pt" style:font-weight-asian="normal" style:font-size-complex="14pt" style:font-weight-complex="normal"/>
    </style:style>
    <style:style style:name="P17" style:family="paragraph" style:parent-style-name="Standard">
      <style:text-properties fo:font-size="14pt" fo:font-weight="normal" officeooo:rsid="001db2d5" officeooo:paragraph-rsid="001c80a2" style:font-size-asian="12.25pt" style:font-weight-asian="normal" style:font-size-complex="14pt" style:font-weight-complex="normal"/>
    </style:style>
    <style:style style:name="P18" style:family="paragraph" style:parent-style-name="Standard">
      <style:text-properties fo:font-size="14pt" fo:font-weight="normal" officeooo:rsid="001db2d5" officeooo:paragraph-rsid="001db2d5" style:font-size-asian="12.25pt" style:font-weight-asian="normal" style:font-size-complex="14pt" style:font-weight-complex="normal"/>
    </style:style>
    <style:style style:name="P19" style:family="paragraph" style:parent-style-name="Standard">
      <style:text-properties fo:font-size="14pt" fo:font-weight="normal" officeooo:rsid="001db2d5" officeooo:paragraph-rsid="001e7714" style:font-size-asian="12.25pt" style:font-weight-asian="normal" style:font-size-complex="14pt" style:font-weight-complex="normal"/>
    </style:style>
    <style:style style:name="P20" style:family="paragraph" style:parent-style-name="Standard">
      <style:text-properties fo:font-size="14pt" fo:font-weight="normal" officeooo:rsid="001db2d5" officeooo:paragraph-rsid="001eedec" style:font-size-asian="12.25pt" style:font-weight-asian="normal" style:font-size-complex="14pt" style:font-weight-complex="normal"/>
    </style:style>
    <style:style style:name="P21" style:family="paragraph" style:parent-style-name="Standard">
      <style:text-properties fo:font-size="14pt" fo:font-weight="normal" officeooo:rsid="001db2d5" officeooo:paragraph-rsid="001ff077" style:font-size-asian="12.25pt" style:font-weight-asian="normal" style:font-size-complex="14pt" style:font-weight-complex="normal"/>
    </style:style>
    <style:style style:name="P22" style:family="paragraph" style:parent-style-name="Standard">
      <style:text-properties fo:font-size="14pt" fo:font-weight="normal" officeooo:rsid="001e7714" officeooo:paragraph-rsid="001e7714" style:font-size-asian="12.25pt" style:font-weight-asian="normal" style:font-size-complex="14pt" style:font-weight-complex="normal"/>
    </style:style>
    <style:style style:name="P23" style:family="paragraph" style:parent-style-name="Standard">
      <style:text-properties fo:font-size="14pt" fo:font-weight="normal" officeooo:rsid="001e7714" officeooo:paragraph-rsid="001eedec" style:font-size-asian="12.25pt" style:font-weight-asian="normal" style:font-size-complex="14pt" style:font-weight-complex="normal"/>
    </style:style>
    <style:style style:name="P24" style:family="paragraph" style:parent-style-name="Standard">
      <style:text-properties fo:font-size="14pt" fo:font-weight="normal" officeooo:rsid="001e7714" officeooo:paragraph-rsid="001ff077" style:font-size-asian="12.25pt" style:font-weight-asian="normal" style:font-size-complex="14pt" style:font-weight-complex="normal"/>
    </style:style>
    <style:style style:name="T1" style:family="text">
      <style:text-properties officeooo:rsid="001a0d79"/>
    </style:style>
    <style:style style:name="T2" style:family="text">
      <style:text-properties officeooo:rsid="001bb5aa"/>
    </style:style>
    <style:style style:name="T3" style:family="text">
      <style:text-properties officeooo:rsid="001c80a2"/>
    </style:style>
    <style:style style:name="T4" style:family="text">
      <style:text-properties officeooo:rsid="001db2d5"/>
    </style:style>
    <style:style style:name="T5" style:family="text">
      <style:text-properties officeooo:rsid="001e77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ueba 1º DAW-Modelo relacional y normalización.</text:p>
      <text:p text:style-name="P6"/>
      <text:p text:style-name="P1">Ejercicio 1:</text:p>
      <text:p text:style-name="P8"/>
      <text:p text:style-name="P8">CURSO (#COD, nombre, descripción, num_horas, coste) siendo</text:p>
      <text:p text:style-name="P8"><text:tab/>COD es entero no nulo,</text:p>
      <text:p text:style-name="P8"><text:tab/>nombre es cadena no nulo,</text:p>
      <text:p text:style-name="P8"><text:tab/>descripción es cadena no nulo,</text:p>
      <text:p text:style-name="P8"><text:tab/>num_horas es entero no nulo,</text:p>
      <text:p text:style-name="P8"><text:tab/>coste es real no nulo,</text:p>
      <text:p text:style-name="P8"><text:tab/>PK (COD)</text:p>
      <text:p text:style-name="P8"/>
      <text:p text:style-name="P10">EDICIÓN (#fecha, lugar, horario, <text:span text:style-name="T1">#código_curso</text:span>) siendo</text:p>
      <text:p text:style-name="P10"><text:tab/>fecha es fecha no nulo,</text:p>
      <text:p text:style-name="P10"><text:tab/>lugar es cadena no nulo,</text:p>
      <text:p text:style-name="P10"><text:tab/>horario es hora no nulo,</text:p>
      <text:p text:style-name="P10"><text:tab/><text:span text:style-name="T1">código_curso es entero no nulo</text:span></text:p>
      <text:p text:style-name="P10"><text:tab/>PK (fecha, <text:span text:style-name="T1">código_curso</text:span>)</text:p>
      <text:p text:style-name="P10"><text:tab/><text:span text:style-name="T1">FK (código_curso/CURSO(COD))</text:span></text:p>
      <text:p text:style-name="P8"/>
      <text:p text:style-name="P8">CURSO_REQUIERE (#COD_requiere, nombre, descripción, num_horas, coste, <text:s/>fecha_edicion) siendo</text:p>
      <text:p text:style-name="P8"><text:tab/>COD_requiere es entero no nulo,</text:p>
      <text:p text:style-name="P8"><text:tab/>nombre es cadena no nulo,</text:p>
      <text:p text:style-name="P8"><text:tab/>descripción es cadena no nulo,</text:p>
      <text:p text:style-name="P8"><text:tab/>num_horas es entero no nulo,</text:p>
      <text:p text:style-name="P8"><text:tab/>coste es real no nulo,</text:p>
      <text:p text:style-name="P8"><text:tab/>fecha_edicion es fecha no nulo,</text:p>
      <text:p text:style-name="P8"><text:tab/>PK (COD_REQUIERE)</text:p>
      <text:p text:style-name="P9"><text:tab/>FK (fecha_edición/EDICIÓN(fecha))</text:p>
      <text:p text:style-name="P8"/>
      <text:p text:style-name="P8">REQUIERE (#COD, #COD_requiere, forma)</text:p>
      <text:p text:style-name="P8"><text:tab/>COD es entero no nulo,</text:p>
      <text:p text:style-name="P8"><text:tab/>COD_requiere es entero no nulo,</text:p>
      <text:p text:style-name="P8"><text:tab/>forma es cadena no nulo,</text:p>
      <text:p text:style-name="P8"><text:tab/>PK (COD, COD_requiere)</text:p>
      <text:p text:style-name="P8"><text:tab/>FK (COD/CURSO(COD))</text:p>
      <text:p text:style-name="P8"><text:tab/>FK (COD_requiere/CURSO_REQUIERE(COD_requiere))</text:p>
      <text:p text:style-name="P8"/>
      <text:p text:style-name="P8"/>
      <text:p text:style-name="P8"/>
      <text:p text:style-name="P8"/>
      <text:p text:style-name="P8"/>
      <text:p text:style-name="P8"/>
      <text:p text:style-name="P11"><text:soft-page-break/>EMPLEADO (#código, nombre, apellido, NIF, fecha_nac, nacionalidad) siendo</text:p>
      <text:p text:style-name="P11"><text:tab/>código es entero no nulo,</text:p>
      <text:p text:style-name="P11"><text:tab/>nombre es cadena no nulo,</text:p>
      <text:p text:style-name="P11"><text:tab/>apellido es cadena no nulo,</text:p>
      <text:p text:style-name="P11"><text:tab/>NIF es cadena no nulo,</text:p>
      <text:p text:style-name="P12"><text:tab/>fecha_nac es fecha no nulo,</text:p>
      <text:p text:style-name="P12"><text:tab/>nacionalidad es cadena no nulo,</text:p>
      <text:p text:style-name="P12"><text:tab/>PK (código)</text:p>
      <text:p text:style-name="P12"/>
      <text:p text:style-name="P12">MATRI (#código_empleado, #fecha_edición) siendo</text:p>
      <text:p text:style-name="P12"><text:tab/>código_empleado es entero no nulo,</text:p>
      <text:p text:style-name="P12"><text:tab/>fecha_edición es fecha no nulo,</text:p>
      <text:p text:style-name="P12"><text:tab/>PK (código_empleado, fecha_edición)</text:p>
      <text:p text:style-name="P12"><text:tab/>FK (código_empleado/EMPLEADO(código))</text:p>
      <text:p text:style-name="P12"><text:tab/>FK (fecha_edición/EDICIÓN(fecha))</text:p>
      <text:p text:style-name="P12"/>
      <text:p text:style-name="P12">CAPACITADO (#código_empleado) siendo</text:p>
      <text:p text:style-name="P8"><text:tab/><text:span text:style-name="T1">código_empleado es entero no nulo</text:span></text:p>
      <text:p text:style-name="P8"><text:tab/><text:span text:style-name="T1">PK (código_empleado)</text:span></text:p>
      <text:p text:style-name="P8"><text:tab/><text:span text:style-name="T1">FK (código_empleado/EMPLEADO(código))</text:span></text:p>
      <text:p text:style-name="P8"/>
      <text:p text:style-name="P12">NO CAPACITADO (#código_empleado) siendo</text:p>
      <text:p text:style-name="P10"><text:tab/><text:span text:style-name="T1">código_empleado es entero no nulo</text:span></text:p>
      <text:p text:style-name="P10"><text:tab/><text:span text:style-name="T1">PK (código_empleado)</text:span></text:p>
      <text:p text:style-name="P10"><text:tab/><text:span text:style-name="T1">FK (código_empleado/EMPLEADO(código))</text:span></text:p>
      <text:p text:style-name="P10"/>
      <text:p text:style-name="P12">IMPARTE (#fecha_edición, #código_empleado) <text:span text:style-name="T2">siendo</text:span></text:p>
      <text:p text:style-name="P12"><text:tab/>fecha_edición es fecha no nulo,</text:p>
      <text:p text:style-name="P12"><text:tab/>código_empleado es entero no nulo,</text:p>
      <text:p text:style-name="P12"><text:tab/>PK (fecha_edición)</text:p>
      <text:p text:style-name="P8"><text:tab/><text:span text:style-name="T1">FK (fecha_edición/EDICIÓN(fecha))</text:span></text:p>
      <text:p text:style-name="P8"><text:tab/><text:span text:style-name="T1">FK (código_empleado/CAPACITADO(cod_empleado))</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soft-page-break/>Ejercicio 2:</text:p>
      <text:p text:style-name="P5"/>
      <text:p text:style-name="P13">EMPRESA (#cod_empresa, nombre) siendo</text:p>
      <text:p text:style-name="P13"><text:tab/>cod_empresa es entero no nulo,</text:p>
      <text:p text:style-name="P13"><text:tab/>nombre es cadena no nulo,</text:p>
      <text:p text:style-name="P13"><text:tab/>PK (cod_empresa)</text:p>
      <text:p text:style-name="P13"/>
      <text:p text:style-name="P13">PROFESOR (#DNI, nombre, tlfno, dirección) siendo</text:p>
      <text:p text:style-name="P13"><text:tab/>DNI es cadena no nulo,</text:p>
      <text:p text:style-name="P13"><text:tab/>nombre es cadena no nulo,</text:p>
      <text:p text:style-name="P13"><text:tab/>tlfno es entero no nulo,</text:p>
      <text:p text:style-name="P13"><text:tab/>dirección es cadena no nulo,</text:p>
      <text:p text:style-name="P13"><text:tab/>PK (DNI)</text:p>
      <text:p text:style-name="P13"/>
      <text:p text:style-name="P13">MODULO (#cod_modulo, nombre, #DNI_profesor) siendo</text:p>
      <text:p text:style-name="P13"><text:tab/>cod_modulo es entero no nulo,</text:p>
      <text:p text:style-name="P13"><text:tab/>nombre es cadena no nulo,</text:p>
      <text:p text:style-name="P13"><text:tab/>DNI_profesor es cadena no nulo,</text:p>
      <text:p text:style-name="P13"><text:tab/>PK (cod_modulo)</text:p>
      <text:p text:style-name="P13"><text:tab/>FK (DNI_profesor/PROFESOR(DNI))</text:p>
      <text:p text:style-name="P13"/>
      <text:p text:style-name="P13">TRABAJA (#cod_empresa, #DNI_profesor) siendo</text:p>
      <text:p text:style-name="P13"><text:tab/>cod_empresa es entero no nulo,</text:p>
      <text:p text:style-name="P13"><text:tab/>DNI_profesor es cadena no nulo,</text:p>
      <text:p text:style-name="P13"><text:tab/>PK (DNI_profesor)</text:p>
      <text:p text:style-name="P13"><text:tab/>FK (cod_empresa/EMPRESA(cod_empresa))</text:p>
      <text:p text:style-name="P13"><text:tab/>FK (DNI_profesor/PROFESOR(DNI))</text:p>
      <text:p text:style-name="P13"/>
      <text:p text:style-name="P13">TEMA (#cod_tema, título, #cod_modulo) siendo</text:p>
      <text:p text:style-name="P13"><text:tab/>cod_tema es entero no nulo,</text:p>
      <text:p text:style-name="P13"><text:tab/>título es cadena no nulo,</text:p>
      <text:p text:style-name="P13"><text:tab/>cod_modulo es entero no nulo,</text:p>
      <text:p text:style-name="P13"><text:tab/>PK (cod_tema)</text:p>
      <text:p text:style-name="P13"><text:tab/>FK (cod_modulo/MODULO(cod_modulo))</text:p>
      <text:p text:style-name="P13"/>
      <text:p text:style-name="P13">ALUMNO (#num_expediente, nombre, tlfno, fecha_nac) siendo</text:p>
      <text:p text:style-name="P13"><text:tab/><text:span text:style-name="T3">num_expediente es entero no nulo,</text:span></text:p>
      <text:p text:style-name="P13"><text:tab/><text:span text:style-name="T3">nombre es cadena no nulo,</text:span></text:p>
      <text:p text:style-name="P13"><text:tab/><text:span text:style-name="T3">tlfno es entero no nulo,</text:span></text:p>
      <text:p text:style-name="P13"><text:tab/><text:span text:style-name="T3">fecha_nac es fecha no nulo,</text:span></text:p>
      <text:p text:style-name="P13"><text:tab/><text:span text:style-name="T3">PK (num_expediente)</text:span></text:p>
      <text:p text:style-name="P13"/>
      <text:p text:style-name="P13"/>
      <text:p text:style-name="P13"/>
      <text:p text:style-name="P15"><text:soft-page-break/>CURSA (#cod_modulo, #num_expediente_alum) siendo</text:p>
      <text:p text:style-name="P15"><text:tab/>cod_modulo es entero no nulo,</text:p>
      <text:p text:style-name="P15"><text:tab/>num_expediente_alum es entero no nulo,</text:p>
      <text:p text:style-name="P15"><text:tab/>PK (cod_modulo, num_expediente_alum)</text:p>
      <text:p text:style-name="P15"><text:tab/>FK (cod_modulo/MODULO(cod_modulo))</text:p>
      <text:p text:style-name="P15"><text:tab/>FK (num_expediente_alum/ALUMNO(num_expediente))</text:p>
      <text:p text:style-name="P1"/>
      <text:p text:style-name="P15">ALUMNO_DEL (#num_expediente_del, nombre, tlfno, fecha_nac, #num_expediente_alumno) siendo</text:p>
      <text:p text:style-name="P15"><text:tab/>num_expediente_del es entero no nulo,</text:p>
      <text:p text:style-name="P15"><text:tab/>num_expediente_alumno es entero no nulo,</text:p>
      <text:p text:style-name="P15"><text:tab/>nombre es cadena no nulo,</text:p>
      <text:p text:style-name="P15"><text:tab/>tlfno es entero no nulo,</text:p>
      <text:p text:style-name="P15"><text:tab/>fecha_nac es fecha no nulo,</text:p>
      <text:p text:style-name="P15"><text:tab/>PK (num_expediente_del)</text:p>
      <text:p text:style-name="P15"><text:tab/>FK (num_expediente_alumno/ALUMNO(num_expediente))</text:p>
      <text:p text:style-name="P15"/>
      <text:p text:style-name="P15">BECA (#ID, cuantía, fecha, #num_expediente_alumno) siendo</text:p>
      <text:p text:style-name="P15"><text:tab/>ID es entero no nulo,</text:p>
      <text:p text:style-name="P15"><text:tab/>cuantía es real no nulo,</text:p>
      <text:p text:style-name="P15"><text:tab/>fecha es fecha no nulo,</text:p>
      <text:p text:style-name="P15"><text:tab/>num_expediente_alumno es entero no nulo,</text:p>
      <text:p text:style-name="P15"><text:tab/>PK (ID)</text:p>
      <text:p text:style-name="P15"><text:tab/>FK (num_expediente_alumno/ALUMNO(num_expediente))</text:p>
      <text:p text:style-name="P15"/>
      <text:p text:style-name="P18">CURSO (#cod_curso, num_curso, nivel_educativo)</text:p>
      <text:p text:style-name="P18"><text:tab/>cod_curso es entero no nulo</text:p>
      <text:p text:style-name="P18"><text:tab/>num_curso es entero no nulo</text:p>
      <text:p text:style-name="P18"><text:tab/>nivel_educativo es cadena no nulo</text:p>
      <text:p text:style-name="P18"><text:tab/>PK (cod_curso)</text:p>
      <text:p text:style-name="P18"/>
      <text:p text:style-name="P18">AULA (#cod_aula, num_plazas, num_ordenadores) siendo</text:p>
      <text:p text:style-name="P18"><text:tab/>cod_aula es entero no nulo,</text:p>
      <text:p text:style-name="P18"><text:tab/>num_plazas es entero no nulo,</text:p>
      <text:p text:style-name="P18"><text:tab/>num_ordenadores es entero no nulo,</text:p>
      <text:p text:style-name="P18"><text:tab/>PK (cod_aula)</text:p>
      <text:p text:style-name="P18"/>
      <text:p text:style-name="P15">GRUPO (#letra, #cod_curso, <text:span text:style-name="T4">#cod_aula</text:span>) siendo</text:p>
      <text:p text:style-name="P15"><text:tab/>letra es carácter no nulo,</text:p>
      <text:p text:style-name="P15"><text:tab/>cod_curso es entero no nulo,</text:p>
      <text:p text:style-name="P15"><text:tab/><text:span text:style-name="T4">cod_aula es <text:s/>entero no nulo,</text:span></text:p>
      <text:p text:style-name="P15"><text:tab/>PK (letra, cod_curso)</text:p>
      <text:p text:style-name="P15"><text:tab/>FK <text:span text:style-name="T4">(cod_curso/CURSO(cod_curso))</text:span></text:p>
      <text:p text:style-name="P15"><text:tab/><text:span text:style-name="T4">FK (cod_aula/AULA(cod_aula))</text:span></text:p>
      <text:p text:style-name="P17"/>
      <text:p text:style-name="P4"><text:soft-page-break/>Ejercicio 3.</text:p>
      <text:p text:style-name="P4"/>
      <text:p text:style-name="P18">Normalización:</text:p>
      <text:p text:style-name="P18"/>
      <text:p text:style-name="P18">Para hacer la normalización al modelo relacional del ejercicio 2, debemos empezar por la primera forma normal:</text:p>
      <text:p text:style-name="P18"/>
      <text:p text:style-name="P18">¿Está en primera forma normal?</text:p>
      <text:p text:style-name="P18">Para que esté en primera forma normal todos los atributos deben de ser atómicos. Nuestro ejercicio si cumple la primera forma normal</text:p>
      <text:p text:style-name="P18"/>
      <text:p text:style-name="P18">¿Está en segunda forma normal?</text:p>
      <text:p text:style-name="P18">Para que esté en segunda forma normal primero debe cumplir la primera forma normal. La segunda forma normal nos dice que todos los atributos que no forman parte de la clave deben depender de la clave de forma completa y no de forma parcial. <text:span text:style-name="T5">Nuestro ejercicio si cumple la segunda forma normal</text:span></text:p>
      <text:p text:style-name="P18"/>
      <text:p text:style-name="P22">¿Está en tercera forma normal?</text:p>
      <text:p text:style-name="P22">Para que esté en tercera forma normal anteriormente debemos ver si cumple la segunda forma normal. La tercera forma normal nos dice que todos los atributos que no forman parte de la clave no dependen de otros atributos que no forman parte de la clave. Nuestro ejercicio no cumple la tercera forma normal porque en la entidad CURSO vemos que num_curso depende de nivel_educativo, ya que el número del curso depende según en que nivel educativo se encuentre el alumno (primaria, ESO,…). </text:p>
      <text:p text:style-name="P22"/>
      <text:p text:style-name="P19">CURSO (#cod_curso, num_curso, nivel_educativo)</text:p>
      <text:p text:style-name="P19"><text:tab/>cod_curso es entero no nulo</text:p>
      <text:p text:style-name="P19"><text:tab/>num_curso es entero no nulo</text:p>
      <text:p text:style-name="P19"><text:tab/>nivel_educativo es cadena no nulo</text:p>
      <text:p text:style-name="P19"><text:tab/>PK (cod_curso<text:span text:style-name="T5">)</text:span></text:p>
      <text:p text:style-name="P19"/>
      <text:p text:style-name="P7">Solución:</text:p>
      <text:p text:style-name="P21"/>
      <text:p text:style-name="P24">NIVEL_EDUCATIVO (#nivel_educativo, num_curso)</text:p>
      <text:p text:style-name="P24"><text:tab/>nivel_educativo es entero no nulo</text:p>
      <text:p text:style-name="P24"><text:tab/>num_curso es entero no nulo</text:p>
      <text:p text:style-name="P24"><text:tab/>PK(nivel_educativo)</text:p>
      <text:p text:style-name="P24"/>
      <text:p text:style-name="P19">CURSO (#cod_curso, <text:span text:style-name="T5">nivel_educativo</text:span>)</text:p>
      <text:p text:style-name="P19"><text:tab/>cod_curso es entero no nulo</text:p>
      <text:p text:style-name="P19"><text:tab/>nivel_educativo es cadena no nulo</text:p>
      <text:p text:style-name="P19"><text:tab/>PK (cod_curso<text:span text:style-name="T5">)</text:span></text:p>
      <text:p text:style-name="P19"><text:tab/><text:span text:style-name="T5">FK (nivel_educativo/NIVEL_EDUCATIVO(nivel_educativo))</text:span></text:p>
      <text:p text:style-name="P22"><text:soft-page-break/>Así quedaría el ejercicio 2 completo:</text:p>
      <text:p text:style-name="P22"/>
      <text:p text:style-name="P14">EMPRESA (#cod_empresa, nombre) siendo</text:p>
      <text:p text:style-name="P14"><text:tab/>cod_empresa es entero no nulo,</text:p>
      <text:p text:style-name="P14"><text:tab/>nombre es cadena no nulo,</text:p>
      <text:p text:style-name="P14"><text:tab/>PK (cod_empresa)</text:p>
      <text:p text:style-name="P14"/>
      <text:p text:style-name="P14">PROFESOR (#DNI, nombre, tlfno, dirección) siendo</text:p>
      <text:p text:style-name="P14"><text:tab/>DNI es cadena no nulo,</text:p>
      <text:p text:style-name="P14"><text:tab/>nombre es cadena no nulo,</text:p>
      <text:p text:style-name="P14"><text:tab/>tlfno es entero no nulo,</text:p>
      <text:p text:style-name="P14"><text:tab/>dirección es cadena no nulo,</text:p>
      <text:p text:style-name="P14"><text:tab/>PK (DNI)</text:p>
      <text:p text:style-name="P14"/>
      <text:p text:style-name="P14">MODULO (#cod_modulo, nombre, #DNI_profesor) siendo</text:p>
      <text:p text:style-name="P14"><text:tab/>cod_modulo es entero no nulo,</text:p>
      <text:p text:style-name="P14"><text:tab/>nombre es cadena no nulo,</text:p>
      <text:p text:style-name="P14"><text:tab/>DNI_profesor es cadena no nulo,</text:p>
      <text:p text:style-name="P14"><text:tab/>PK (cod_modulo)</text:p>
      <text:p text:style-name="P14"><text:tab/>FK (DNI_profesor/PROFESOR(DNI))</text:p>
      <text:p text:style-name="P14"/>
      <text:p text:style-name="P14">TRABAJA (#cod_empresa, #DNI_profesor) siendo</text:p>
      <text:p text:style-name="P14"><text:tab/>cod_empresa es entero no nulo,</text:p>
      <text:p text:style-name="P14"><text:tab/>DNI_profesor es cadena no nulo,</text:p>
      <text:p text:style-name="P14"><text:tab/>PK (DNI_profesor)</text:p>
      <text:p text:style-name="P14"><text:tab/>FK (cod_empresa/EMPRESA(cod_empresa))</text:p>
      <text:p text:style-name="P14"><text:tab/>FK (DNI_profesor/PROFESOR(DNI))</text:p>
      <text:p text:style-name="P14"/>
      <text:p text:style-name="P14">TEMA (#cod_tema, título, #cod_modulo) siendo</text:p>
      <text:p text:style-name="P14"><text:tab/>cod_tema es entero no nulo,</text:p>
      <text:p text:style-name="P14"><text:tab/>título es cadena no nulo,</text:p>
      <text:p text:style-name="P14"><text:tab/>cod_modulo es entero no nulo,</text:p>
      <text:p text:style-name="P14"><text:tab/>PK (cod_tema)</text:p>
      <text:p text:style-name="P14"><text:tab/>FK (cod_modulo/MODULO(cod_modulo))</text:p>
      <text:p text:style-name="P14"/>
      <text:p text:style-name="P14">ALUMNO (#num_expediente, nombre, tlfno, fecha_nac) siendo</text:p>
      <text:p text:style-name="P14"><text:tab/><text:span text:style-name="T3">num_expediente es entero no nulo,</text:span></text:p>
      <text:p text:style-name="P14"><text:tab/><text:span text:style-name="T3">nombre es cadena no nulo,</text:span></text:p>
      <text:p text:style-name="P14"><text:tab/><text:span text:style-name="T3">tlfno es entero no nulo,</text:span></text:p>
      <text:p text:style-name="P14"><text:tab/><text:span text:style-name="T3">fecha_nac es fecha no nulo,</text:span></text:p>
      <text:p text:style-name="P14"><text:tab/><text:span text:style-name="T3">PK (num_expediente)</text:span></text:p>
      <text:p text:style-name="P14"/>
      <text:p text:style-name="P14"/>
      <text:p text:style-name="P14"/>
      <text:p text:style-name="P14"/>
      <text:p text:style-name="P16"><text:soft-page-break/>CURSA (#cod_modulo, #num_expediente_alum) siendo</text:p>
      <text:p text:style-name="P16"><text:tab/>cod_modulo es entero no nulo,</text:p>
      <text:p text:style-name="P16"><text:tab/>num_expediente_alum es entero no nulo,</text:p>
      <text:p text:style-name="P16"><text:tab/>PK (cod_modulo, num_expediente_alum)</text:p>
      <text:p text:style-name="P16"><text:tab/>FK (cod_modulo/MODULO(cod_modulo))</text:p>
      <text:p text:style-name="P16"><text:tab/>FK (num_expediente_alum/ALUMNO(num_expediente))</text:p>
      <text:p text:style-name="P2"/>
      <text:p text:style-name="P16">ALUMNO_DEL (#num_expediente_del, nombre, tlfno, fecha_nac, #num_expediente_alumno) siendo</text:p>
      <text:p text:style-name="P16"><text:tab/>num_expediente_del es entero no nulo,</text:p>
      <text:p text:style-name="P16"><text:tab/>num_expediente_alumno es entero no nulo,</text:p>
      <text:p text:style-name="P16"><text:tab/>nombre es cadena no nulo,</text:p>
      <text:p text:style-name="P16"><text:tab/>tlfno es entero no nulo,</text:p>
      <text:p text:style-name="P16"><text:tab/>fecha_nac es fecha no nulo,</text:p>
      <text:p text:style-name="P16"><text:tab/>PK (num_expediente_del)</text:p>
      <text:p text:style-name="P16"><text:tab/>FK (num_expediente_alumno/ALUMNO(num_expediente))</text:p>
      <text:p text:style-name="P16"/>
      <text:p text:style-name="P16">BECA (#ID, cuantía, fecha, #num_expediente_alumno) siendo</text:p>
      <text:p text:style-name="P16"><text:tab/>ID es entero no nulo,</text:p>
      <text:p text:style-name="P16"><text:tab/>cuantía es real no nulo,</text:p>
      <text:p text:style-name="P16"><text:tab/>fecha es fecha no nulo,</text:p>
      <text:p text:style-name="P16"><text:tab/>num_expediente_alumno es entero no nulo,</text:p>
      <text:p text:style-name="P16"><text:tab/>PK (ID)</text:p>
      <text:p text:style-name="P16"><text:tab/>FK (num_expediente_alumno/ALUMNO(num_expediente))</text:p>
      <text:p text:style-name="P16"/>
      <text:p text:style-name="P24">NIVEL_EDUCATIVO (#nivel_educativo, num_curso)</text:p>
      <text:p text:style-name="P24"><text:tab/>nivel_educativo es entero no nulo</text:p>
      <text:p text:style-name="P24"><text:tab/>num_curso es entero no nulo</text:p>
      <text:p text:style-name="P24"><text:tab/>PK(nivel_educativo)</text:p>
      <text:p text:style-name="P16"/>
      <text:p text:style-name="P20">CURSO (#cod_curso, <text:span text:style-name="T5">nivel_educativo</text:span>)</text:p>
      <text:p text:style-name="P20"><text:tab/>cod_curso es entero no nulo</text:p>
      <text:p text:style-name="P20"><text:tab/>nivel_educativo es cadena no nulo</text:p>
      <text:p text:style-name="P20"><text:tab/>PK (cod_curso<text:span text:style-name="T5">)</text:span></text:p>
      <text:p text:style-name="P20"><text:tab/><text:span text:style-name="T5">FK (nivel_educativo/NIVEL_EDUCATIVO(nivel_educativo))</text:span></text:p>
      <text:p text:style-name="P20"/>
      <text:p text:style-name="P20">AULA (#cod_aula, num_plazas, num_ordenadores) siendo</text:p>
      <text:p text:style-name="P20"><text:tab/>cod_aula es entero no nulo,</text:p>
      <text:p text:style-name="P20"><text:tab/>num_plazas es entero no nulo,</text:p>
      <text:p text:style-name="P20"><text:tab/>num_ordenadores es entero no nulo,</text:p>
      <text:p text:style-name="P20"><text:tab/>PK (cod_aula)</text:p>
      <text:p text:style-name="P20"/>
      <text:p text:style-name="P16">GRUPO (#letra, #cod_curso, <text:span text:style-name="T4">#cod_aula</text:span>) siendo</text:p>
      <text:p text:style-name="P16"><text:tab/>letra es carácter no nulo,</text:p>
      <text:p text:style-name="P16"><text:tab/>cod_curso es entero no nulo,</text:p>
      <text:p text:style-name="P16"><text:soft-page-break/><text:tab/><text:span text:style-name="T4">cod_aula es <text:s/>entero no nulo,</text:span></text:p>
      <text:p text:style-name="P16"><text:tab/>PK (letra, cod_curso)</text:p>
      <text:p text:style-name="P16"><text:tab/>FK <text:span text:style-name="T4">(cod_curso/CURSO(cod_curso))</text:span></text:p>
      <text:p text:style-name="P16"><text:tab/><text:span text:style-name="T4">FK (cod_aula/AULA(cod_aula))</text:span></text:p>
      <text:p text:style-name="P20"/>
      <text:p text:style-name="P22"><text:tab/></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12:39:48.158199623</meta:creation-date>
    <dc:date>2021-12-01T13:57:41.154084552</dc:date>
    <meta:editing-duration>PT21M49S</meta:editing-duration>
    <meta:editing-cycles>5</meta:editing-cycles>
    <meta:generator>LibreOffice/7.0.4.2$Linux_X86_64 LibreOffice_project/00$Build-2</meta:generator>
    <meta:document-statistic meta:table-count="0" meta:image-count="0" meta:object-count="0" meta:page-count="8" meta:paragraph-count="235" meta:word-count="1103" meta:character-count="8374" meta:non-whitespace-character-count="7317"/>
  </office:meta>
</office:document-meta>
</file>